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1877" officeooo:paragraph-rsid="00071877"/>
    </style:style>
    <style:style style:name="P2" style:family="paragraph" style:parent-style-name="Standard" style:list-style-name="L5">
      <style:text-properties officeooo:rsid="00071877" officeooo:paragraph-rsid="00071877"/>
    </style:style>
    <style:style style:name="P3" style:family="paragraph" style:parent-style-name="Standard" style:list-style-name="L5">
      <style:text-properties officeooo:paragraph-rsid="0007726a"/>
    </style:style>
    <style:style style:name="P4" style:family="paragraph" style:parent-style-name="Standard" style:list-style-name="L5">
      <style:text-properties officeooo:rsid="0007726a" officeooo:paragraph-rsid="0007726a"/>
    </style:style>
    <style:style style:name="P5" style:family="paragraph" style:parent-style-name="Standard">
      <style:text-properties officeooo:rsid="0007726a" officeooo:paragraph-rsid="0007726a"/>
    </style:style>
    <style:style style:name="P6" style:family="paragraph" style:parent-style-name="Standard">
      <style:text-properties officeooo:rsid="0008037c" officeooo:paragraph-rsid="00071877"/>
    </style:style>
    <style:style style:name="P7" style:family="paragraph" style:parent-style-name="Standard">
      <style:text-properties officeooo:rsid="0008037c" officeooo:paragraph-rsid="0008037c"/>
    </style:style>
    <style:style style:name="P8" style:family="paragraph" style:parent-style-name="Standard" style:list-style-name="L5">
      <style:text-properties officeooo:rsid="0008037c" officeooo:paragraph-rsid="0008037c"/>
    </style:style>
    <style:style style:name="P9" style:family="paragraph" style:parent-style-name="Standard" style:list-style-name="L5">
      <style:text-properties fo:font-size="16pt" fo:font-weight="bold" officeooo:rsid="0007726a" officeooo:paragraph-rsid="0007726a" style:font-weight-asian="bold" style:font-weight-complex="bold"/>
    </style:style>
    <style:style style:name="P10" style:family="paragraph" style:parent-style-name="Standard" style:list-style-name="L5">
      <style:text-properties fo:font-weight="bold" officeooo:rsid="00071877" officeooo:paragraph-rsid="00071877" style:font-weight-asian="bold" style:font-weight-complex="bold"/>
    </style:style>
    <style:style style:name="P11" style:family="paragraph" style:parent-style-name="Standard" style:list-style-name="L5">
      <style:text-properties fo:font-weight="bold" officeooo:rsid="0008037c" officeooo:paragraph-rsid="0008037c" style:font-weight-asian="bold" style:font-weight-complex="bold"/>
    </style:style>
    <style:style style:name="P12" style:family="paragraph" style:parent-style-name="Standard" style:list-style-name="">
      <style:text-properties fo:font-size="12pt" fo:font-weight="normal" officeooo:rsid="00071877" officeooo:paragraph-rsid="00071877" style:font-weight-asian="normal" style:font-weight-complex="normal"/>
    </style:style>
    <style:style style:name="P13" style:family="paragraph" style:parent-style-name="Standard" style:list-style-name="L7">
      <style:text-properties fo:font-size="12pt" fo:font-weight="normal" officeooo:rsid="0009b180" officeooo:paragraph-rsid="0009b180" style:font-weight-asian="normal" style:font-weight-complex="normal"/>
    </style:style>
    <style:style style:name="P14" style:family="paragraph" style:parent-style-name="Standard">
      <style:text-properties fo:font-size="12pt" fo:font-weight="normal" officeooo:rsid="0009b180" officeooo:paragraph-rsid="0009b180" style:font-weight-asian="normal" style:font-weight-complex="normal"/>
    </style:style>
    <style:style style:name="P15" style:family="paragraph" style:parent-style-name="Standard" style:list-style-name="L5">
      <style:paragraph-properties fo:break-before="page"/>
      <style:text-properties fo:font-size="16pt" fo:font-weight="bold" officeooo:rsid="00071877" officeooo:paragraph-rsid="00071877" style:font-weight-asian="bold" style:font-weight-complex="bold"/>
    </style:style>
    <style:style style:name="T1" style:family="text">
      <style:text-properties officeooo:rsid="0007726a"/>
    </style:style>
    <style:style style:name="T2" style:family="text">
      <style:text-properties officeooo:rsid="0008037c"/>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I">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fo:text-align="center">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fo:text-align="center">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fo:text-align="center">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I">
        <style:list-level-properties text:list-level-position-and-space-mode="label-alignment" fo:text-align="center">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fo:text-align="center">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gouvernance économique mondiale depuis 1975</text:p>
      <text:p text:style-name="P6"/>
      <text:p text:style-name="P7">Les différents pays du monde, au Nord comme au Sud, font faces à des crises économiques depuis longtemps. Il faut donc trouver des solutions face à ces crises. La gouvernance économique mondiale, c’est un mode de gestion de l’économie et des échanges internationaux. On veut trouver une bonne gouvernance économique mondiale, afin de réduire au mieux les crises partout dans le monde. C’est pourquoi elle évolue au fil du temps.</text:p>
      <text:p text:style-name="P7">La question que l’on se pose est : Comment évolue la gouvernance économique mondiale depuis 1975, et à quels problèmes fait-elle face ?</text:p>
      <text:p text:style-name="P7">Pour y répondre, nous verrons d’abord les problèmes économiques qu’il y a eu jusqu’en 1990 pour ensuite se concentrer sur la recherche d’une gouvernance économique depuis 1990.</text:p>
      <text:p text:style-name="P12"/>
      <text:list xml:id="list1781787947927561444" text:style-name="L7">
        <text:list-item>
          <text:p text:style-name="P13">Problèmes économiques entre 1975 et 1990</text:p>
          <text:list>
            <text:list-item>
              <text:p text:style-name="P13">Effondrement de l’économie</text:p>
            </text:list-item>
            <text:list-item>
              <text:p text:style-name="P13">Le Sud désavantagé</text:p>
            </text:list-item>
          </text:list>
        </text:list-item>
        <text:list-item>
          <text:p text:style-name="P13">À la recherche d’une gouvernance économique mondiale depuis 1990</text:p>
          <text:list>
            <text:list-item>
              <text:p text:style-name="P13">Des changements pour améliorer l’économie</text:p>
            </text:list-item>
            <text:list-item>
              <text:p text:style-name="P13">Mais il y a toujours des crises</text:p>
            </text:list-item>
          </text:list>
        </text:list-item>
      </text:list>
      <text:p text:style-name="P14"/>
      <text:p text:style-name="P14"/>
      <text:p text:style-name="P14">En définitif, faisant faces à des crises telles que des problèmes de surendettements, la gouvernance économique mondiale évolue avec le passage d’une autorité économique favorisant les pays développés à une autorité plus ouverte qui soutient également les pays en développements. Mais malheureusement, il y a encore aujourd’hui des crises dans le monde, et les pays les moins développés sont toujours désavantagés.</text:p>
      <text:list xml:id="list3525031378214176828" text:style-name="L5">
        <text:list-item>
          <text:p text:style-name="P15">Problèmes économiques <text:span text:style-name="T2">entre 1975 et 1990</text:span></text:p>
          <text:list>
            <text:list-item>
              <text:p text:style-name="P10">Effondrement de l’économie</text:p>
              <text:list>
                <text:list-item>
                  <text:p text:style-name="P2">Abolition des accords de Bretonwood <text:span text:style-name="T2">(1976)</text:span></text:p>
                  <text:list>
                    <text:list-item>
                      <text:p text:style-name="P2">Accord Kingston</text:p>
                    </text:list-item>
                  </text:list>
                </text:list-item>
                <text:list-item>
                  <text:p text:style-name="P2">Création du G6 <text:span text:style-name="T2">(1975)</text:span></text:p>
                  <text:list>
                    <text:list-item>
                      <text:p text:style-name="P2">6 pays qui se réunissent pour trouver des solutions face à l’économie</text:p>
                    </text:list-item>
                  </text:list>
                  <text:p text:style-name="P2">Le G6 devient plus tard le G7 <text:span text:style-name="T2">(1977)</text:span></text:p>
                </text:list-item>
              </text:list>
            </text:list-item>
            <text:list-item>
              <text:p text:style-name="P10">Le Sud désavantagé</text:p>
              <text:list>
                <text:list-item>
                  <text:p text:style-name="P2">Les solutions du G6 favorisent plus les pays du Nord que les pays du Sud</text:p>
                </text:list-item>
                <text:list-item>
                  <text:p text:style-name="P2">Les pays du Sud avaient fait des emprunts aux pays du Nord</text:p>
                  <text:list>
                    <text:list-item>
                      <text:p text:style-name="P2">La stratégie :</text:p>
                      <text:list>
                        <text:list-header>
                          <text:p text:style-name="P2">Se développer pour améliorer les production</text:p>
                          <text:p text:style-name="P2">En produisant plus, ils vendraient plus</text:p>
                          <text:p text:style-name="P2">Et ils auraient eu assez pour rembourser</text:p>
                        </text:list-header>
                      </text:list>
                    </text:list-item>
                    <text:list-item>
                      <text:p text:style-name="P2">ça ne s’est pas passé comme prévu</text:p>
                      <text:p text:style-name="P2">Ils n’arrivent pas à rembourser les dettes</text:p>
                    </text:list-item>
                  </text:list>
                </text:list-item>
                <text:list-item>
                  <text:p text:style-name="P2">à un moment, ils disent aux pays du Nord qu’ils ne peuvent pas rembourser</text:p>
                  <text:list>
                    <text:list-header>
                      <text:p text:style-name="P8">(Mexique, 1982)</text:p>
                    </text:list-header>
                  </text:list>
                </text:list-item>
                <text:list-item>
                  <text:p text:style-name="P4">Restauration du FMI et de la banque mondiale pour gérer le problème</text:p>
                  <text:list>
                    <text:list-item>
                      <text:p text:style-name="P4">Solution radicale : ne plus investir dans le développement</text:p>
                    </text:list-item>
                  </text:list>
                </text:list-item>
              </text:list>
            </text:list-item>
          </text:list>
        </text:list-item>
        <text:list-item>
          <text:p text:style-name="P9">À la recherche d’une gouvernance économique mondiale <text:span text:style-name="T2">depuis 1990</text:span></text:p>
          <text:list>
            <text:list-item>
              <text:p text:style-name="P11">Des changements pour améliorer l’économie</text:p>
              <text:list>
                <text:list-item>
                  <text:p text:style-name="P8">G7 → G8 (Russie) (1998)</text:p>
                  <text:list>
                    <text:list-item>
                      <text:p text:style-name="P8">Augmentation de la mondialisation</text:p>
                    </text:list-item>
                  </text:list>
                </text:list-item>
                <text:list-item>
                  <text:p text:style-name="P3"><text:span text:style-name="T1">Russie, Chine et Indochine : ouverture aux économies de marché</text:span></text:p>
                </text:list-item>
                <text:list-item>
                  <text:p text:style-name="P4">Augmentation des échanges commerciaux</text:p>
                </text:list-item>
                <text:list-item>
                  <text:p text:style-name="P4">Mesures prises pour faciliter et gérer les échanges</text:p>
                  <text:list>
                    <text:list-item>
                      <text:p text:style-name="P4">Réduction des tarifs douaniers</text:p>
                    </text:list-item>
                  </text:list>
                </text:list-item>
                <text:list-item>
                  <text:p text:style-name="P4">Regroupement régionaux</text:p>
                  <text:list>
                    <text:list-item>
                      <text:p text:style-name="P4">Libre échange au sein d’un même groupe</text:p>
                    </text:list-item>
                  </text:list>
                </text:list-item>
              </text:list>
            </text:list-item>
            <text:list-item>
              <text:p text:style-name="P11">Mais il y a toujours des crises</text:p>
              <text:list>
                <text:list-item>
                  <text:p text:style-name="P4">Beaucoup de crises <text:span text:style-name="T2">(90’)</text:span></text:p>
                </text:list-item>
                <text:list-item>
                  <text:p text:style-name="P4">On passe au G20 en incluant des pays en voie de développement <text:span text:style-name="T2">(1999)</text:span></text:p>
                  <text:list>
                    <text:list-item>
                      <text:p text:style-name="P4">Les pays du Sud ont leur mot à dire</text:p>
                    </text:list-item>
                  </text:list>
                </text:list-item>
                <text:list-item>
                  <text:p text:style-name="P4">Crise des subprimes <text:span text:style-name="T2">(2007)</text:span></text:p>
                  <text:list>
                    <text:list-item>
                      <text:p text:style-name="P4">Les gens font des emprunts pour des achats immobiliers</text:p>
                      <text:list>
                        <text:list-header>
                          <text:p text:style-name="P4">Les taux des crédits sont bas</text:p>
                        </text:list-header>
                      </text:list>
                      <text:p text:style-name="P4">Mais ce sont des crédits à taux variables</text:p>
                    </text:list-item>
                    <text:list-item>
                      <text:p text:style-name="P4">Surendettement brutal</text:p>
                    </text:list-item>
                    <text:list-item>
                      <text:p text:style-name="P4">Les gens arrêtent d’acheter</text:p>
                    </text:list-item>
                    <text:list-item>
                      <text:p text:style-name="P4">Crise mondiale</text:p>
                    </text:list-item>
                  </text:list>
                </text:list-item>
                <text:list-item>
                  <text:p text:style-name="P8">Le G20 cherche des solutions face à ces crises</text:p>
                  <text:list>
                    <text:list-item>
                      <text:p text:style-name="P8">Les État ont besoin de l’argent des plus riches</text:p>
                      <text:list>
                        <text:list-header>
                          <text:p text:style-name="P8">Mais ils recours aux paradis fiscaux</text:p>
                        </text:list-header>
                      </text:list>
                    </text:list-item>
                  </text:list>
                </text:list-item>
              </text:list>
            </text:list-item>
          </text:list>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09:23:49.260000000</meta:creation-date>
    <dc:date>2018-12-07T11:35:42.608000000</dc:date>
    <meta:editing-duration>PT1H3M58S</meta:editing-duration>
    <meta:editing-cycles>1</meta:editing-cycles>
    <meta:document-statistic meta:table-count="0" meta:image-count="0" meta:object-count="0" meta:page-count="2" meta:paragraph-count="55" meta:word-count="559" meta:character-count="3198" meta:non-whitespace-character-count="2739"/>
    <meta:generator>LibreOffice/5.1.6.2$Windows_x86 LibreOffice_project/07ac168c60a517dba0f0d7bc7540f5afa45f0909</meta:generator>
  </office:meta>
</office:document-meta>
</file>